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9632in" fo:margin-left="-0.5097in" table:align="left"/>
    </style:style>
    <style:style style:name="Table1.A" style:family="table-column">
      <style:table-column-properties style:column-width="6.4931in"/>
    </style:style>
    <style:style style:name="Table1.B" style:family="table-column">
      <style:table-column-properties style:column-width="1.47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1be49"/>
    </style:style>
    <style:style style:name="P2" style:family="paragraph" style:parent-style-name="Table_20_Contents">
      <style:text-properties officeooo:paragraph-rsid="0011be49"/>
    </style:style>
    <style:style style:name="P3" style:family="paragraph" style:parent-style-name="Table_20_Contents">
      <style:paragraph-properties fo:text-align="center" style:justify-single-word="false"/>
      <style:text-properties officeooo:paragraph-rsid="0011be49"/>
    </style:style>
    <style:style style:name="P4" style:family="paragraph" style:parent-style-name="Table_20_Contents">
      <style:text-properties officeooo:paragraph-rsid="00133925"/>
    </style:style>
    <style:style style:name="P5" style:family="paragraph" style:parent-style-name="Table_20_Contents">
      <style:text-properties officeooo:paragraph-rsid="001472a9"/>
    </style:style>
    <style:style style:name="P6" style:family="paragraph" style:parent-style-name="Table_20_Contents">
      <style:text-properties officeooo:paragraph-rsid="0016164b"/>
    </style:style>
    <style:style style:name="P7" style:family="paragraph" style:parent-style-name="Table_20_Contents">
      <style:text-properties fo:color="#0000ff" officeooo:paragraph-rsid="0011be49"/>
    </style:style>
    <style:style style:name="P8" style:family="paragraph" style:parent-style-name="Table_20_Contents">
      <style:text-properties fo:color="#0000ff" officeooo:paragraph-rsid="00133925"/>
    </style:style>
    <style:style style:name="P9" style:family="paragraph" style:parent-style-name="Table_20_Contents">
      <style:text-properties fo:color="#0000ff" officeooo:paragraph-rsid="001472a9"/>
    </style:style>
    <style:style style:name="P10" style:family="paragraph" style:parent-style-name="Table_20_Contents">
      <style:text-properties officeooo:paragraph-rsid="0016bfae"/>
    </style:style>
    <style:style style:name="P11" style:family="paragraph" style:parent-style-name="Table_20_Contents">
      <style:text-properties officeooo:paragraph-rsid="0019670e"/>
    </style:style>
    <style:style style:name="P12" style:family="paragraph" style:parent-style-name="Table_20_Contents">
      <style:text-properties officeooo:paragraph-rsid="0019a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erver Log (parti significative)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Jun 19, 2015 4:50:31 PM it.escape.server.controller.TimeController mainLoop</text:p>
            <text:p text:style-name="P2">FINE: Issuing startTurn command</text:p>
            <text:p text:style-name="P2">Jun 19, 2015 4:50:31 PM it.escape.server.controller.ExecutiveController gameLoop</text:p>
            <text:p text:style-name="P2">FINER: Awakened by TimeController</text:p>
            <text:p text:style-name="P2">Jun 19, 2015 4:50:31 PM it.escape.server.controller.ExecutiveController gameTurn</text:p>
            <text:p text:style-name="P2">FINE: Executing turn sequence</text:p>
            <text:p text:style-name="P2">Jun 19, 2015 4:50:31 PM it.escape.server.controller.TurnHandler executeTurnSequence</text:p>
            <text:p text:style-name="P2">FINER: entering initialization phase</text:p>
            <text:p text:style-name="P2">Jun 19, 2015 4:50:31 PM it.escape.server.controller.TurnHandler executeTurnSequence</text:p>
            <text:p text:style-name="P2">FINER: entering pre-movement phase</text:p>
            <text:p text:style-name="P2">Jun 19, 2015 4:50:31 PM it.escape.server.controller.TurnHandler executeTurnSequence</text:p>
            <text:p text:style-name="P2">FINER: entering movement phase</text:p>
            <text:p text:style-name="P7">Jun 19, 2015 4:50:42 PM it.escape.server.view.MessagingChannelStrings readingFromClient</text:p>
            <text:p text:style-name="P7">FINER: I am extracting a String from the ClientToServer queue</text:p>
            <text:p text:style-name="P2">Jun 19, 2015 4:50:42 PM it.escape.server.controller.TurnHandler executeTurnSequence</text:p>
            <text:p text:style-name="P2">FINER: entering landing phase</text:p>
            <text:p text:style-name="P2">Jun 19, 2015 4:50:43 PM it.escape.server.view.MessagingChannelStrings readingFromClient</text:p>
            <text:p text:style-name="P2">FINER: I am extracting a String from the ClientToServer queue</text:p>
            <text:p text:style-name="P2">Jun 19, 2015 4:50:43 PM it.escape.server.controller.TurnHandler commonLandingLogic</text:p>
            <text:p text:style-name="P2">FINER: Guest-0-225 has drawn: NoCardAction</text:p>
            <text:p text:style-name="P2">Jun 19, 2015 4:50:43 PM it.escape.server.controller.TurnHandler executeTurnSequence</text:p>
            <text:p text:style-name="P2">FINER: entering post-movement phase</text:p>
            <text:p text:style-name="P2">Jun 19, 2015 4:50:43 PM it.escape.server.controller.TurnHandler executeTurnSequence</text:p>
            <text:p text:style-name="P2">FINER: entering de-initialization phase</text:p>
            <text:p text:style-name="P2">Jun 19, 2015 4:50:43 PM it.escape.server.controller.ExecutiveController gameTurn</text:p>
            <text:p text:style-name="P2">FINE: Turn sequence completed</text:p>
          </table:table-cell>
          <table:table-cell table:style-name="Table1.B2" office:value-type="string">
            <text:p text:style-name="P6">Start, e turno standard.</text:p>
          </table:table-cell>
        </table:table-row>
        <table:table-row>
          <table:table-cell table:style-name="Table1.A2" office:value-type="string">
            <text:p text:style-name="P4"/>
            <text:p text:style-name="P4">Jun 19, 2015 4:50:47 PM it.escape.server.controller.TimeController mainLoop</text:p>
            <text:p text:style-name="P4">FINER: Awaken</text:p>
            <text:p text:style-name="P4">Jun 19, 2015 4:50:47 PM it.escape.server.controller.TimeController mainLoop</text:p>
            <text:p text:style-name="P4">FINE: Issuing startTurn command</text:p>
            <text:p text:style-name="P4">Jun 19, 2015 4:50:47 PM it.escape.server.controller.ExecutiveController gameLoop</text:p>
            <text:p text:style-name="P4">FINER: sleeping</text:p>
            <text:p text:style-name="P4">Jun 19, 2015 4:50:47 PM it.escape.server.controller.ExecutiveController gameLoop</text:p>
            <text:p text:style-name="P4">FINER: Awakened by TimeController</text:p>
            <text:p text:style-name="P4">Jun 19, 2015 4:50:47 PM it.escape.server.controller.ExecutiveController gameTurn</text:p>
            <text:p text:style-name="P4">FINE: Executing turn sequence</text:p>
            <text:p text:style-name="P4">Jun 19, 2015 4:50:47 PM it.escape.server.controller.TurnHandler executeTurnSequence</text:p>
            <text:p text:style-name="P4">FINER: entering initialization phase</text:p>
            <text:p text:style-name="P4">Jun 19, 2015 4:50:47 PM it.escape.server.controller.TurnHandler executeTurnSequence</text:p>
            <text:p text:style-name="P4">FINER: entering pre-movement phase</text:p>
            <text:p text:style-name="P4">Jun 19, 2015 4:50:47 PM it.escape.server.controller.TurnHandler executeTurnSequence</text:p>
            <text:p text:style-name="P4">FINER: entering movement phase</text:p>
            <text:p text:style-name="P4">Jun 19, 2015 4:51:47 PM it.escape.server.controller.TimeController mainLoop</text:p>
            <text:p text:style-name="P4">FINER: Awaken</text:p>
            <text:p text:style-name="P4">Jun 19, 2015 4:51:47 PM it.escape.server.controller.TimeController mainLoop</text:p>
            <text:p text:style-name="P8"><text:soft-page-break/>FINE: Timeout hit, the turn will now be concluded automatically</text:p>
            <text:p text:style-name="P8">Jun 19, 2015 4:51:47 PM it.escape.server.controller.UserMessagesReporterSocket fillinDefaultOnce</text:p>
            <text:p text:style-name="P8">FINER: Overriding default once...</text:p>
            <text:p text:style-name="P8">Jun 19, 2015 4:51:47 PM it.escape.server.view.MessagingChannelStrings overrideDefaultOption</text:p>
            <text:p text:style-name="P8">FINE: Overriding with default: "O09"</text:p>
            <text:p text:style-name="P8">Jun 19, 2015 4:51:47 PM it.escape.server.view.MessagingChannelStrings readingFromClient</text:p>
            <text:p text:style-name="P8">FINE: Reading end of the override mechanism was triggered</text:p>
            <text:p text:style-name="P8">Jun 19, 2015 4:51:47 PM it.escape.server.controller.UserMessagesReporter fillinDefaultAlways</text:p>
            <text:p text:style-name="P8">FINE: authomatic Override is set to true</text:p>
            <text:p text:style-name="P8">Jun 19, 2015 4:51:47 PM it.escape.server.controller.TurnHandler executeTurnSequence</text:p>
            <text:p text:style-name="P8">FINER: entering landing phase</text:p>
            <text:p text:style-name="P8">Jun 19, 2015 4:51:47 PM it.escape.server.controller.UserMessagesReporterSocket askForYesNoChoice</text:p>
            <text:p text:style-name="P8">FINER: automaticOverriding: return false</text:p>
            <text:p text:style-name="P8">Jun 19, 2015 4:51:47 PM it.escape.server.controller.TurnHandler commonLandingLogic</text:p>
            <text:p text:style-name="P8">FINER: Guest-0-2921 has drawn: NoCardAction</text:p>
            <text:p text:style-name="P8">Jun 19, 2015 4:51:47 PM it.escape.server.controller.TurnHandler executeTurnSequence</text:p>
            <text:p text:style-name="P8">FINER: entering post-movement phase</text:p>
            <text:p text:style-name="P4">Jun 19, 2015 4:51:47 PM it.escape.server.controller.TurnHandler executeTurnSequence</text:p>
            <text:p text:style-name="P4">FINER: entering de-initialization phase</text:p>
            <text:p text:style-name="P4">Jun 19, 2015 4:51:47 PM it.escape.server.controller.UserMessagesReporter stopFillingDefault</text:p>
            <text:p text:style-name="P4">FINE: authomatic Override is set to false</text:p>
            <text:p text:style-name="P4">Jun 19, 2015 4:51:47 PM it.escape.server.controller.ExecutiveController gameTurn</text:p>
            <text:p text:style-name="P4">FINE: Turn sequence completed</text:p>
          </table:table-cell>
          <table:table-cell table:style-name="Table1.B2" office:value-type="string">
            <text:p text:style-name="P6">OverrideOnce + authomatic Overriding, riuscito.</text:p>
          </table:table-cell>
        </table:table-row>
        <table:table-row>
          <table:table-cell table:style-name="Table1.A2" office:value-type="string">
            <text:p text:style-name="P4">Jun 19, 2015 4:53:27 PM it.escape.server.controller.ExecutiveController gameLoop</text:p>
            <text:p text:style-name="P4">FINER: sleeping</text:p>
            <text:p text:style-name="P4">Jun 19, 2015 4:53:27 PM it.escape.server.controller.TimeController mainLoop</text:p>
            <text:p text:style-name="P4">FINER: Awaken</text:p>
            <text:p text:style-name="P4">Jun 19, 2015 4:53:27 PM it.escape.server.controller.TimeController mainLoop</text:p>
            <text:p text:style-name="P4">FINE: Issuing startTurn command</text:p>
            <text:p text:style-name="P4">Jun 19, 2015 4:53:27 PM it.escape.server.controller.ExecutiveController gameLoop</text:p>
            <text:p text:style-name="P4">FINER: Awakened by TimeController</text:p>
            <text:p text:style-name="P4">Jun 19, 2015 4:53:27 PM it.escape.server.controller.ExecutiveController gameTurn</text:p>
            <text:p text:style-name="P4">FINE: Executing turn sequence</text:p>
            <text:p text:style-name="P4">Jun 19, 2015 4:53:27 PM it.escape.server.controller.TurnHandler executeTurnSequence</text:p>
            <text:p text:style-name="P4">FINER: entering initialization phase</text:p>
            <text:p text:style-name="P4">Jun 19, 2015 4:53:27 PM it.escape.server.controller.TurnHandler executeTurnSequence</text:p>
            <text:p text:style-name="P4">FINER: entering pre-movement phase</text:p>
            <text:p text:style-name="P4">Jun 19, 2015 4:53:27 PM it.escape.server.controller.TurnHandler executeTurnSequence</text:p>
            <text:p text:style-name="P4">FINER: entering movement phase</text:p>
            <text:p text:style-name="P8">Jun 19, 2015 4:53:41 PM it.escape.server.view.sockspecific.Connection hasDisconnected</text:p>
            <text:p text:style-name="P8">WARNING: Lost connection to /127.0.0.1</text:p>
            <text:p text:style-name="P8">Jun 19, 2015 4:53:41 PM it.escape.server.view.sockspecific.Server unregisterConnection</text:p>
            <text:p text:style-name="P8">FINER: Connection unregistered</text:p>
            <text:p text:style-name="P4">Jun 19, 2015 4:54:27 PM it.escape.server.controller.TimeController mainLoop</text:p>
            <text:p text:style-name="P4">FINER: Awaken</text:p>
            <text:p text:style-name="P4"><text:soft-page-break/>Jun 19, 2015 4:54:27 PM it.escape.server.controller.TimeController mainLoop</text:p>
            <text:p text:style-name="P8">FINE: Timeout hit, the turn will now be concluded automatically</text:p>
            <text:p text:style-name="P8">Jun 19, 2015 4:54:27 PM it.escape.server.controller.UserMessagesReporterSocket fillinDefaultOnce</text:p>
            <text:p text:style-name="P8">FINER: Overriding default once...</text:p>
            <text:p text:style-name="P8">Jun 19, 2015 4:54:27 PM it.escape.server.view.MessagingChannelStrings overrideDefaultOption</text:p>
            <text:p text:style-name="P8">FINE: Overriding with default: "L04"</text:p>
            <text:p text:style-name="P8">Jun 19, 2015 4:54:27 PM it.escape.server.view.MessagingChannelStrings readingFromClient</text:p>
            <text:p text:style-name="P8">FINE: Reading end of the override mechanism was triggered</text:p>
            <text:p text:style-name="P4">Jun 19, 2015 4:54:27 PM it.escape.server.controller.TurnHandler executeTurnSequence</text:p>
            <text:p text:style-name="P4">FINER: entering landing phase</text:p>
            <text:p text:style-name="P4">Jun 19, 2015 4:54:27 PM it.escape.server.controller.UserMessagesReporter fillinDefaultAlways</text:p>
            <text:p text:style-name="P4">FINE: authomatic Override is set to true</text:p>
            <text:p text:style-name="P4">Jun 19, 2015 4:54:27 PM it.escape.server.controller.UserMessagesReporterSocket askForYesNoChoice</text:p>
            <text:p text:style-name="P4">FINER: automaticOverriding: return false</text:p>
            <text:p text:style-name="P4">Jun 19, 2015 4:54:27 PM it.escape.server.controller.TurnHandler commonLandingLogic</text:p>
            <text:p text:style-name="P4">FINER: Guest-0-225 has drawn: NoCardAction</text:p>
            <text:p text:style-name="P4">Jun 19, 2015 4:54:27 PM it.escape.server.controller.TurnHandler executeTurnSequence</text:p>
            <text:p text:style-name="P4">FINER: entering post-movement phase</text:p>
            <text:p text:style-name="P4">Jun 19, 2015 4:54:27 PM it.escape.server.controller.TurnHandler executeTurnSequence</text:p>
            <text:p text:style-name="P4">FINER: entering de-initialization phase</text:p>
            <text:p text:style-name="P4">Jun 19, 2015 4:54:27 PM it.escape.server.controller.UserMessagesReporter stopFillingDefault</text:p>
            <text:p text:style-name="P4">FINE: authomatic Override is set to false</text:p>
            <text:p text:style-name="P4">Jun 19, 2015 4:54:27 PM it.escape.server.controller.ExecutiveController gameTurn</text:p>
            <text:p text:style-name="P4">FINE: Turn sequence completed</text:p>
          </table:table-cell>
          <table:table-cell table:style-name="Table1.B2" office:value-type="string">
            <text:p text:style-name="P10">Disconnessione di un Client. Alla fine del timeout, scatta l'override singolo, e il turno viene completato.</text:p>
          </table:table-cell>
        </table:table-row>
        <table:table-row>
          <table:table-cell table:style-name="Table1.A2" office:value-type="string">
            <text:p text:style-name="P5">Jun 19, 2015 4:55:27 PM it.escape.server.controller.TimeController mainLoop</text:p>
            <text:p text:style-name="P5">FINE: Issuing startTurn command</text:p>
            <text:p text:style-name="P5">Jun 19, 2015 4:55:27 PM it.escape.server.controller.ExecutiveController gameLoop</text:p>
            <text:p text:style-name="P5">FINER: sleeping</text:p>
            <text:p text:style-name="P5">Jun 19, 2015 4:55:27 PM it.escape.server.controller.ExecutiveController gameLoop</text:p>
            <text:p text:style-name="P5">FINER: Awakened by TimeController</text:p>
            <text:p text:style-name="P5">Jun 19, 2015 4:55:27 PM it.escape.server.controller.ExecutiveController gameTurn</text:p>
            <text:p text:style-name="P5">FINE: Executing turn sequence</text:p>
            <text:p text:style-name="P5">Jun 19, 2015 4:55:27 PM it.escape.server.controller.TurnHandler executeTurnSequence</text:p>
            <text:p text:style-name="P5">FINER: entering initialization phase</text:p>
            <text:p text:style-name="P5">Jun 19, 2015 4:55:27 PM it.escape.server.controller.TurnHandler executeTurnSequence</text:p>
            <text:p text:style-name="P5">FINER: entering pre-movement phase</text:p>
            <text:p text:style-name="P5">Jun 19, 2015 4:55:27 PM it.escape.server.controller.TurnHandler executeTurnSequence</text:p>
            <text:p text:style-name="P5">FINER: entering movement phase</text:p>
            <text:p text:style-name="P5">Jun 19, 2015 4:56:27 PM it.escape.server.controller.TimeController mainLoop</text:p>
            <text:p text:style-name="P5">FINER: Awaken</text:p>
            <text:p text:style-name="P9">Jun 19, 2015 4:56:27 PM it.escape.server.controller.TimeController mainLoop</text:p>
            <text:p text:style-name="P9">FINE: Timeout hit, the turn will now be concluded automatically</text:p>
            <text:p text:style-name="P9">Jun 19, 2015 4:56:27 PM it.escape.server.controller.UserMessagesReporterSocket fillinDefaultOnce</text:p>
            <text:p text:style-name="P9">FINER: Overriding default once...</text:p>
            <text:p text:style-name="P9"><text:soft-page-break/>Jun 19, 2015 4:56:27 PM it.escape.server.view.MessagingChannelStrings overrideDefaultOption</text:p>
            <text:p text:style-name="P9">FINE: Overriding with default: "P09"</text:p>
            <text:p text:style-name="P9">Jun 19, 2015 4:56:27 PM it.escape.server.controller.UserMessagesReporter fillinDefaultAlways</text:p>
            <text:p text:style-name="P9">FINE: authomatic Override is set to true</text:p>
            <text:p text:style-name="P9">Jun 19, 2015 4:56:27 PM it.escape.server.view.MessagingChannelStrings readingFromClient</text:p>
            <text:p text:style-name="P9">FINE: Reading end of the override mechanism was triggered</text:p>
            <text:p text:style-name="P9">Jun 19, 2015 4:56:27 PM it.escape.server.controller.TurnHandler executeTurnSequence</text:p>
            <text:p text:style-name="P9">FINER: entering landing phase</text:p>
            <text:p text:style-name="P9">Jun 19, 2015 4:56:27 PM it.escape.server.controller.UserMessagesReporterSocket askForYesNoChoice</text:p>
            <text:p text:style-name="P9">FINER: automaticOverriding: return false</text:p>
            <text:p text:style-name="P5">Jun 19, 2015 4:56:27 PM it.escape.server.controller.TurnHandler commonLandingLogic</text:p>
            <text:p text:style-name="P5">FINER: Guest-0-2921 has drawn: NoiseHereWithObject</text:p>
            <text:p text:style-name="P5">Jun 19, 2015 4:56:27 PM it.escape.server.controller.TurnHandler executeTurnSequence</text:p>
            <text:p text:style-name="P5">FINER: entering post-movement phase</text:p>
            <text:p text:style-name="P5">Jun 19, 2015 4:56:27 PM it.escape.server.controller.TurnHandler executeTurnSequence</text:p>
            <text:p text:style-name="P5">FINER: entering de-initialization phase</text:p>
            <text:p text:style-name="P5">Jun 19, 2015 4:56:27 PM it.escape.server.controller.UserMessagesReporter stopFillingDefault</text:p>
            <text:p text:style-name="P5">FINE: authomatic Override is set to false</text:p>
            <text:p text:style-name="P5">Jun 19, 2015 4:56:27 PM it.escape.server.controller.ExecutiveController gameTurn</text:p>
            <text:p text:style-name="P5">FINE: Turn sequence completed</text:p>
          </table:table-cell>
          <table:table-cell table:style-name="Table1.B2" office:value-type="string">
            <text:p text:style-name="P12">OverrideOnce + authomatic Overriding, riuscito.</text:p>
          </table:table-cell>
        </table:table-row>
        <table:table-row>
          <table:table-cell table:style-name="Table1.A2" office:value-type="string">
            <text:p text:style-name="P5">Jun 19, 2015 4:56:27 PM it.escape.server.controller.ExecutiveController gameLoop</text:p>
            <text:p text:style-name="P5">FINER: sleeping</text:p>
            <text:p text:style-name="P5">Jun 19, 2015 4:56:27 PM it.escape.server.controller.TimeController mainLoop</text:p>
            <text:p text:style-name="P5">FINE: Issuing startTurn command</text:p>
            <text:p text:style-name="P5">Jun 19, 2015 4:56:27 PM it.escape.server.controller.ExecutiveController gameLoop</text:p>
            <text:p text:style-name="P5">FINER: Awakened by TimeController</text:p>
            <text:p text:style-name="P5">Jun 19, 2015 4:56:27 PM it.escape.server.controller.ExecutiveController gameTurn</text:p>
            <text:p text:style-name="P5">FINE: Executing turn sequence</text:p>
            <text:p text:style-name="P9">Jun 19, 2015 4:56:27 PM it.escape.server.controller.TurnHandler executeTurnSequence</text:p>
            <text:p text:style-name="P9">FINE: user is idle(connection offline), skipping</text:p>
            <text:p text:style-name="P5">Jun 19, 2015 4:56:27 PM it.escape.server.controller.ExecutiveController gameTurn</text:p>
            <text:p text:style-name="P5">FINE: Turn sequence completed</text:p>
            <text:p text:style-name="P5">Jun 19, 2015 4:56:27 PM it.escape.server.controller.TimeController mainLoop</text:p>
          </table:table-cell>
          <table:table-cell table:style-name="Table1.B2" office:value-type="string">
            <text:p text:style-name="P11">Salta il Player il cui utente si è disconnesso</text:p>
          </table:table-cell>
        </table:table-row>
        <table:table-row>
          <table:table-cell table:style-name="Table1.A2" office:value-type="string">
            <text:p text:style-name="P5">FINER: Awaken</text:p>
            <text:p text:style-name="P5">Jun 19, 2015 4:56:27 PM it.escape.server.controller.TimeController mainLoop</text:p>
            <text:p text:style-name="P5">FINE: Issuing startTurn command</text:p>
            <text:p text:style-name="P5">Jun 19, 2015 4:56:27 PM it.escape.server.controller.ExecutiveController gameLoop</text:p>
            <text:p text:style-name="P5">FINER: sleeping</text:p>
            <text:p text:style-name="P5">Jun 19, 2015 4:56:27 PM it.escape.server.controller.ExecutiveController gameLoop</text:p>
            <text:p text:style-name="P5">FINER: Awakened by TimeController</text:p>
            <text:p text:style-name="P5">Jun 19, 2015 4:56:27 PM it.escape.server.controller.ExecutiveController gameTurn</text:p>
            <text:p text:style-name="P5">FINE: Executing turn sequence</text:p>
            <text:p text:style-name="P5">Jun 19, 2015 4:56:27 PM it.escape.server.controller.TurnHandler executeTurnSequence</text:p>
            <text:p text:style-name="P5">FINER: entering initialization phase</text:p>
            <text:p text:style-name="P5">Jun 19, 2015 4:56:27 PM it.escape.server.controller.TurnHandler executeTurnSequence</text:p>
            <text:p text:style-name="P5"><text:soft-page-break/>FINER: entering pre-movement phase</text:p>
            <text:p text:style-name="P5">Jun 19, 2015 4:57:27 PM it.escape.server.controller.TimeController mainLoop</text:p>
            <text:p text:style-name="P5">FINER: Awaken</text:p>
            <text:p text:style-name="P5">Jun 19, 2015 4:57:27 PM it.escape.server.controller.TimeController mainLoop</text:p>
            <text:p text:style-name="P5">FINE: Timeout hit, the turn will now be concluded automatically</text:p>
            <text:p text:style-name="P5">Jun 19, 2015 4:57:27 PM it.escape.server.controller.UserMessagesReporterSocket fillinDefaultOnce</text:p>
            <text:p text:style-name="P5">FINER: Overriding default once...</text:p>
            <text:p text:style-name="P5">Jun 19, 2015 4:57:27 PM it.escape.server.view.MessagingChannelStrings overrideDefaultOption</text:p>
            <text:p text:style-name="P5">FINE: Overriding with default: "no"</text:p>
            <text:p text:style-name="P5">Jun 19, 2015 4:57:27 PM it.escape.server.view.MessagingChannelStrings readingFromClient</text:p>
            <text:p text:style-name="P5">FINE: Reading end of the override mechanism was triggered</text:p>
            <text:p text:style-name="P5">Jun 19, 2015 4:57:27 PM it.escape.server.controller.UserMessagesReporter fillinDefaultAlways</text:p>
            <text:p text:style-name="P5">FINE: authomatic Override is set to true</text:p>
            <text:p text:style-name="P5">Jun 19, 2015 4:57:27 PM it.escape.server.controller.TurnHandler executeTurnSequence</text:p>
            <text:p text:style-name="P5">FINER: entering movement phase</text:p>
            <text:p text:style-name="P5">Jun 19, 2015 4:57:27 PM it.escape.server.controller.UserMessagesReporterSocket askForMovement</text:p>
            <text:p text:style-name="P5">FINER: automaticOverriding: return MoveCommand(N11)</text:p>
            <text:p text:style-name="P5">Jun 19, 2015 4:57:27 PM it.escape.server.controller.TurnHandler executeTurnSequence</text:p>
            <text:p text:style-name="P5">FINER: entering landing phase</text:p>
            <text:p text:style-name="P5">Jun 19, 2015 4:57:27 PM it.escape.server.controller.TurnHandler commonLandingLogic</text:p>
            <text:p text:style-name="P5">FINER: Guest-0-9623 has drawn: NoiseHere</text:p>
            <text:p text:style-name="P5">Jun 19, 2015 4:57:27 PM it.escape.server.controller.TurnHandler executeTurnSequence</text:p>
            <text:p text:style-name="P5">FINER: entering post-movement phase</text:p>
            <text:p text:style-name="P5">Jun 19, 2015 4:57:27 PM it.escape.server.controller.UserMessagesReporterSocket askForYesNoChoice</text:p>
            <text:p text:style-name="P5">FINER: automaticOverriding: return false</text:p>
            <text:p text:style-name="P5">Jun 19, 2015 4:57:27 PM it.escape.server.controller.TurnHandler executeTurnSequence</text:p>
            <text:p text:style-name="P5">FINER: entering de-initialization phase</text:p>
            <text:p text:style-name="P5">Jun 19, 2015 4:57:27 PM it.escape.server.controller.UserMessagesReporter stopFillingDefault</text:p>
            <text:p text:style-name="P5">FINE: authomatic Override is set to false</text:p>
            <text:p text:style-name="P5">Jun 19, 2015 4:57:27 PM it.escape.server.controller.ExecutiveController gameTurn</text:p>
            <text:p text:style-name="P5">FINE: Turn sequence completed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FINE: Executive-controller finished its work</text:p>
            <text:p text:style-name="P5">Jun 19, 2015 4:57:41 PM it.escape.server.controller.GameMaster startGameAndWait</text:p>
            <text:p text:style-name="P5">INFO: The game ended correctly</text:p>
            <text:p text:style-name="P5">Jun 19, 2015 4:57:41 PM it.escape.server.controller.VictoryAnnounce totalAlienWin</text:p>
            <text:p text:style-name="P5">FINE: Announcing total victory of team ALIENS, winners: Guest-0-225, Guest-0-2921</text:p>
            <text:p text:style-name="P5">Jun 19, 2015 4:57:42 PM it.escape.server.view.sockspecific.Connection hasDisconnected</text:p>
            <text:p text:style-name="P5">WARNING: Lost connection to /127.0.0.1</text:p>
            <text:p text:style-name="P5">Jun 19, 2015 4:57:42 PM it.escape.server.controller.GameMaster run</text:p>
            <text:p text:style-name="P5">FINE: GameMaster tasks completed, thread will now stop</text:p>
            <text:p text:style-name="P5">Jun 19, 2015 4:57:42 PM it.escape.server.view.sockspecific.Server unregisterConnection</text:p>
            <text:p text:style-name="P5">FINER: Connection unregistered</text:p>
            <text:p text:style-name="P5"></text:p>
          </table:table-cell>
          <table:table-cell table:style-name="Table1.B2" office:value-type="string">
            <text:p text:style-name="P12">Si disconnette un'altro utente, resta 1 solo giocatore, il gioco termina ed è il vincitore.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9T16:58:15</meta:creation-date>
    <dc:date>2015-06-19T17:15:19</dc:date>
    <dc:creator>Andrea </dc:creator>
    <meta:editing-duration>PT14M</meta:editing-duration>
    <meta:editing-cycles>8</meta:editing-cycles>
    <meta:generator>LibreOffice/4.0.4.2$Linux_X86_64 LibreOffice_project/400m0$Build-2</meta:generator>
    <meta:document-statistic meta:table-count="1" meta:image-count="0" meta:object-count="0" meta:page-count="7" meta:paragraph-count="229" meta:word-count="1351" meta:character-count="13696" meta:non-whitespace-character-count="12351"/>
  </office:meta>
</office:document-meta>
</file>